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bad" officeooo:paragraph-rsid="00092bad"/>
    </style:style>
    <style:style style:name="P2" style:family="paragraph">
      <loext:graphic-properties draw:fill="solid" draw:fill-color="#eeeeee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fill="solid" draw:fill-color="#eeeeee" draw:textarea-horizontal-align="justify" draw:textarea-vertical-align="middle" draw:auto-grow-height="false" fo:min-height="0.6252in" fo:min-width="1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6252in" fo:min-width="1.1535in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6252in" fo:min-width="0.8555in" style:run-through="foreground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0.6256in" fo:min-width="0.8563in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2.1035in" fo:min-width="0.8555in" style:run-through="foreground"/>
    </style:style>
    <style:style style:name="gr7" style:family="graphic">
      <style:graphic-properties draw:marker-end="Arrow" draw:marker-end-width="0.0693in" draw:textarea-horizontal-align="center" draw:textarea-vertical-align="middle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0.8335in" fo:min-width="0.8563in" style:run-through="foreground"/>
    </style:style>
    <style:style style:name="gr9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" draw:style-name="gr2"><draw:custom-shape draw:name="Shape1" draw:style-name="gr3" draw:text-style-name="P2" svg:width="1.1539in" svg:height="0.6252in" svg:x="2.2012in" svg:y="1.7673in"><text:p><text:s/>ADC wrapper 0</text:p><draw:enhanced-geometry svg:viewBox="0 0 21600 21600" draw:type="rectangle" draw:enhanced-path="M 0 0 L 21600 0 21600 21600 0 21600 0 0 Z N"/></draw:custom-shape><draw:custom-shape draw:name="Shape1" draw:style-name="gr3" draw:text-style-name="P2" svg:width="1.1539in" svg:height="0.6252in" svg:x="2.1945in" svg:y="2.5039in"><text:p><text:s/>ADC wrapper 1</text:p><draw:enhanced-geometry svg:viewBox="0 0 21600 21600" draw:type="rectangle" draw:enhanced-path="M 0 0 L 21600 0 21600 21600 0 21600 0 0 Z N"/></draw:custom-shape><draw:custom-shape draw:name="Shape1" draw:style-name="gr3" draw:text-style-name="P2" svg:width="1.1539in" svg:height="0.6252in" svg:x="2.1937in" svg:y="3.2331in"><text:p><text:s/>ADC wrapper 2</text:p><draw:enhanced-geometry svg:viewBox="0 0 21600 21600" draw:type="rectangle" draw:enhanced-path="M 0 0 L 21600 0 21600 21600 0 21600 0 0 Z N"/></draw:custom-shape><draw:custom-shape draw:name="Shape1" draw:style-name="gr4" draw:text-style-name="P4" svg:width="0.8559in" svg:height="0.6252in" svg:x="3.6366in" svg:y="1.7602in"><text:p text:style-name="P3"><text:s/>DMA 0</text:p><draw:enhanced-geometry svg:viewBox="0 0 21600 21600" draw:type="rectangle" draw:enhanced-path="M 0 0 L 21600 0 21600 21600 0 21600 0 0 Z N"/></draw:custom-shape><draw:custom-shape draw:name="Shape1" draw:style-name="gr4" draw:text-style-name="P4" svg:width="0.8559in" svg:height="0.6252in" svg:x="3.6366in" svg:y="2.5039in"><text:p text:style-name="P3"><text:s/>DMA 1</text:p><draw:enhanced-geometry svg:viewBox="0 0 21600 21600" draw:type="rectangle" draw:enhanced-path="M 0 0 L 21600 0 21600 21600 0 21600 0 0 Z N"/></draw:custom-shape><draw:custom-shape draw:name="Shape1" draw:style-name="gr5" draw:text-style-name="P5" svg:width="0.8567in" svg:height="0.626in" svg:x="3.6299in" svg:y="3.2283in"><text:p text:style-name="P3"><text:span text:style-name="T1"><text:s/></text:span><text:span text:style-name="T1">DMA 2</text:span></text:p><draw:enhanced-geometry svg:viewBox="0 0 21600 21600" draw:type="rectangle" draw:enhanced-path="M 0 0 L 21600 0 21600 21600 0 21600 0 0 Z N"/></draw:custom-shape><draw:custom-shape draw:name="Shape1" draw:style-name="gr6" draw:text-style-name="P4" svg:width="0.8559in" svg:height="2.1039in" svg:x="4.7654in" svg:y="1.7602in"><text:p text:style-name="P3">MUX</text:p><draw:enhanced-geometry svg:viewBox="0 0 21600 21600" draw:type="rectangle" draw:enhanced-path="M 0 0 L 21600 0 21600 21600 0 21600 0 0 Z N"/></draw:custom-shape><draw:line draw:name="Shape2" draw:style-name="gr7" draw:text-style-name="P3" svg:x1="4.4921in" svg:y1="2.0874in" svg:x2="4.772in" svg:y2="2.0874in"><text:p/></draw:line><draw:line draw:name="Shape2" draw:style-name="gr7" draw:text-style-name="P3" svg:x1="4.4921in" svg:y1="2.8264in" svg:x2="4.772in" svg:y2="2.8264in"><text:p/></draw:line><draw:line draw:name="Shape2" draw:style-name="gr7" draw:text-style-name="P3" svg:x1="4.4862in" svg:y1="3.5031in" svg:x2="4.7661in" svg:y2="3.5031in"><text:p/></draw:line><draw:line draw:name="Shape2" draw:style-name="gr7" draw:text-style-name="P3" svg:x1="3.3547in" svg:y1="2.0874in" svg:x2="3.6346in" svg:y2="2.0874in"><text:p/></draw:line><draw:line draw:name="Shape2" draw:style-name="gr7" draw:text-style-name="P3" svg:x1="3.3571in" svg:y1="2.8354in" svg:x2="3.637in" svg:y2="2.8354in"><text:p/></draw:line><draw:line draw:name="Shape2" draw:style-name="gr7" draw:text-style-name="P3" svg:x1="3.3472in" svg:y1="3.5193in" svg:x2="3.6272in" svg:y2="3.5193in"><text:p/></draw:line><draw:custom-shape draw:name="Shape1" draw:style-name="gr8" draw:text-style-name="P5" svg:width="0.8567in" svg:height="0.8335in" svg:x="5.9118in" svg:y="2.4201in"><text:p text:style-name="P3"><text:span text:style-name="T1">HPS</text:span></text:p><draw:enhanced-geometry svg:viewBox="0 0 21600 21600" draw:type="rectangle" draw:enhanced-path="M 0 0 L 21600 0 21600 21600 0 21600 0 0 Z N"/></draw:custom-shape><draw:line draw:name="Shape2" draw:style-name="gr7" draw:text-style-name="P3" svg:x1="5.6209in" svg:y1="2.8311in" svg:x2="5.9008in" svg:y2="2.8311in"><text:p/></draw:line></draw:g><draw:custom-shape text:anchor-type="paragraph" draw:z-index="0" draw:name="Shape1" draw:style-name="gr1" draw:text-style-name="P2" svg:width="1.0941in" svg:height="0.6252in" svg:x="0.6598in" svg:y="0.7953in"><text:p><text:s text:c="2"/>CIS controller</text:p><draw:enhanced-geometry svg:viewBox="0 0 21600 21600" draw:type="rectangle" draw:enhanced-path="M 0 0 L 21600 0 21600 21600 0 21600 0 0 Z N"/></draw:custom-shape><draw:line text:anchor-type="paragraph" draw:z-index="2" draw:name="Shape2" draw:style-name="gr9" draw:text-style-name="P3" svg:x1="1.7535in" svg:y1="0.9307in" svg:x2="2.5764in" svg:y2="0.9307in"><text:p/></draw:line><draw:line text:anchor-type="paragraph" draw:z-index="3" draw:name="Shape4" draw:style-name="gr9" draw:text-style-name="P3" svg:x1="1.7535in" svg:y1="1.139in" svg:x2="2.5764in" svg:y2="1.1453in"><text:p/></draw:line><draw:frame text:anchor-type="paragraph" draw:z-index="4" draw:name="Shape3" draw:style-name="gr10" draw:text-style-name="P6" svg:width="0.648in" svg:height="0.1913in" svg:x="2.5417in" svg:y="0.7917in"><draw:text-box><text:p><text:span text:style-name="T2">LEDs, SI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27:48.656816651</meta:creation-date>
    <dc:date>2019-12-24T18:16:10.190962548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